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Mada1" svg:font-family="Mada"/>
    <style:font-face style:name="Mada" svg:font-family="Mada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Mada" officeooo:paragraph-rsid="00036088" style:font-name-complex="DejaVu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لا بلا وقف لا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Mada1" svg:font-family="Mada"/>
    <style:font-face style:name="Mada" svg:font-family="Mada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Amiri" fo:font-size="12pt" fo:language="en" fo:country="US" style:letter-kerning="true" style:font-name-asian="Noto Sans CJK JP Regular" style:font-size-asian="10.5pt" style:language-asian="zh" style:country-asian="CN" style:font-name-complex="Amiri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mo" fo:font-family="Arimo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Amiri" style:font-family-complex="Amiri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name="Amiri" fo:font-family="Amiri" style:font-size-asian="12pt" style:font-name-complex="Mada1" style:font-family-complex="Mada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Amiri" fo:font-family="Amiri" fo:font-size="12pt" fo:font-style="italic" style:font-size-asian="12pt" style:font-style-asian="italic" style:font-name-complex="Mada1" style:font-family-complex="Mad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miri" fo:font-family="Amiri" style:font-size-asian="12pt" style:font-name-complex="Mada1" style:font-family-complex="Mad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rl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20:25:52.395312714</meta:creation-date>
    <dc:date>2018-03-20T20:26:08.302489713</dc:date>
    <meta:editing-duration>PT16S</meta:editing-duration>
    <meta:editing-cycles>1</meta:editing-cycles>
    <meta:document-statistic meta:table-count="0" meta:image-count="0" meta:object-count="0" meta:page-count="1" meta:paragraph-count="1" meta:word-count="4" meta:character-count="13" meta:non-whitespace-character-count="10"/>
    <meta:generator>LibreOffice/6.0.2.1.0$Linux_X86_64 LibreOffice_project/00m0$Build-1</meta:generator>
  </office:meta>
</office:document-meta>
</file>